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7.19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3.069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7.25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3.205cm"/>
    </style:style>
    <style:style style:name="co12" style:family="table-column">
      <style:table-column-properties fo:break-before="auto" style:column-width="9.52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307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21.43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132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9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112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3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4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4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7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8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9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1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0.06pt solid #000000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22" style:family="table-cell" style:parent-style-name="Default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123" style:family="table-cell" style:parent-style-name="Default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6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8" style:family="table-cell" style:parent-style-name="Default" style:data-style-name="N100">
      <style:table-cell-properties style:cell-protect="protected" style:print-content="true" style:vertical-align="automatic"/>
      <style:text-properties style:font-name="Arial" fo:font-size="10pt" style:font-name-asian="Arial1" style:font-size-asian="10pt" style:font-name-complex="Arial1" style:font-size-complex="10pt"/>
    </style:style>
    <style:style style:name="ce75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5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8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" style:family="table-cell" style:parent-style-name="Default" style:data-style-name="N1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3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86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42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3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44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6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3" style:family="table-cell" style:parent-style-name="Default" style:data-style-name="N114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0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3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76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87" style:family="table-cell" style:parent-style-name="Default" style:data-style-name="N114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114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55" style:family="table-cell" style:parent-style-name="Excel_20_Built-in_20_Comma" style:data-style-name="N114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6" style:family="table-cell" style:parent-style-name="Excel_20_Built-in_20_Comma" style:data-style-name="N114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8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5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61" style:family="table-cell" style:parent-style-name="Default" style:data-style-name="N114">
      <style:table-cell-properties fo:background-color="#ffffff" style:cell-protect="protected" style:print-content="true" style:text-align-source="fix" style:repeat-content="fals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114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84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114">
      <style:table-cell-properties style:cell-protect="protected" style:print-content="true" fo:border="0.06pt solid #000000" style:vertical-align="automatic"/>
      <style:text-properties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4" style:family="table-cell" style:parent-style-name="Default" style:data-style-name="N114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97" style:family="table-cell" style:parent-style-name="Default" style:data-style-name="N114">
      <style:table-cell-properties style:cell-protect="protected" style:print-content="true" style:vertical-align="automatic"/>
      <style:text-properties style:font-name="Arial1" fo:font-size="10pt" style:text-underline-style="solid" style:text-underline-type="double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ce168" style:family="table-cell" style:parent-style-name="Excel_20_Built-in_20_Comma" style:data-style-name="N114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end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69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4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191" style:family="table-cell" style:parent-style-name="Default" style:data-style-name="N114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2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193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27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57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fo:font-weight="bold" style:font-name-asian="Futura-book" style:font-size-asian="10pt" style:font-weight-asian="bold" style:font-name-complex="Futura-book" style:font-size-complex="10pt" style:font-weight-complex="bold"/>
    </style:style>
    <style:style style:name="ce59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198" style:family="table-cell" style:parent-style-name="Default" style:data-style-name="N114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1" style:font-size-asian="10pt" style:font-name-complex="Arial1" style:font-size-complex="10pt"/>
    </style:style>
    <style:style style:name="ce69" style:family="table-cell" style:parent-style-name="Default" style:data-style-name="N0">
      <style:table-cell-properties fo:border-bottom="none" fo:background-color="#ffffff" fo:border-left="0.06pt solid #000000" fo:border-right="0.06pt solid #000000" fo:border-top="non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99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200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border-right="0.06pt solid #000000" fo:border-top="none" style:vertical-align="top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01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style:font-name="Futura-book" fo:font-size="10pt" style:font-name-asian="Futura-book" style:font-size-asian="10pt" style:font-name-complex="Futura-book" style:font-size-complex="10pt"/>
    </style:style>
    <style:style style:name="ce25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5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6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7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08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0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color="#ff0000" style:font-name="Arial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1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fo:color="#0000cc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12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1" style:family="table-cell" style:parent-style-name="Default" style:data-style-name="N114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cc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.471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114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218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1" fo:font-size="10pt" style:font-name-asian="Arial1" style:font-size-asian="10pt" style:font-name-complex="Arial1" style:font-size-complex="10pt"/>
    </style:style>
    <style:style style:name="ce109" style:family="table-cell" style:parent-style-name="Default" style:data-style-name="N0">
      <style:table-cell-properties fo:background-color="#ffffff" fo:border="0.06pt solid #000000"/>
    </style:style>
    <style:style style:name="ce11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1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" fo:font-size="10pt" style:font-name-asian="Arial1" style:font-size-asian="10pt" style:font-name-complex="Arial1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25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226" style:family="table-cell" style:parent-style-name="Excel_20_Built-in_20_Percen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10pt" style:font-name-asian="Arial1" style:font-size-asian="10pt" style:font-name-complex="Arial1" style:font-size-complex="10pt"/>
    </style:style>
    <style:style style:name="ce73" style:family="table-cell" style:parent-style-name="Excel_20_Built-in_20_Explanatory_20_Text" style:data-style-name="N1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1" style:font-size-asian="10pt" style:font-name-complex="Arial1" style:font-size-complex="10pt"/>
    </style:style>
    <style:style style:name="ce228" style:family="table-cell" style:parent-style-name="Default" style:data-style-name="N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6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16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7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48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style:cell-protect="protected" style:print-content="true" style:vertical-align="middle"/>
      <style:text-properties style:font-name="Arial" fo:font-size="10pt" style:font-name-asian="Arial1" style:font-size-asian="10pt" style:font-name-complex="Arial1" style:font-size-complex="10pt"/>
    </style:style>
    <style:style style:name="ce242" style:family="table-cell" style:parent-style-name="Default" style:data-style-name="N100">
      <style:table-cell-properties style:rotation-align="none"/>
    </style:style>
    <style:style style:name="ce2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44" style:family="table-cell" style:parent-style-name="Default" style:data-style-name="N4">
      <style:table-cell-properties style:rotation-align="none"/>
    </style:style>
    <style:style style:name="ce245" style:family="table-cell" style:parent-style-name="Default" style:data-style-name="N36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4" table:default-cell-style-name="ce1"/>
        <table:table-column table:style-name="co9" table:default-cell-style-name="ce218"/>
        <table:table-column table:style-name="co9" table:number-columns-repeated="51" table:default-cell-style-name="ce1"/>
        <table:table-column table:style-name="co9" table:number-columns-repeated="959" table:default-cell-style-name="Default"/>
        <table:table-column table:style-name="co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CUENTAS POR COBRAR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8" table:number-columns-repeated="12"/>
          <table:table-cell table:style-name="ce9"/>
          <table:table-cell table:style-name="ce7" table:number-columns-repeated="51"/>
          <table:table-cell table:number-columns-repeated="960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Cuentas por Cobrar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11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1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Octu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9" table:number-columns-spanned="2" table:number-rows-spanned="1"/>
          <table:covered-table-cell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7" table:number-columns-repeated="12"/>
          <table:table-cell table:style-name="ce17"/>
          <table:table-cell table:style-name="ce7" table:number-columns-repeated="51"/>
          <table:table-cell table:number-columns-repeated="96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8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4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12" office:value-type="string" calcext:value-type="string" table:number-columns-spanned="1" table:number-rows-spanned="2">
            <text:p>Código</text:p>
          </table:table-cell>
          <table:table-cell table:style-name="ce118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5" office:value-type="string" office:string-value="Ref. PT" calcext:value-type="string" table:number-columns-spanned="1" table:number-rows-spanned="2">
            <text:p><text:s/>Ref. PT </text:p>
          </table:table-cell>
          <table:table-cell table:style-name="ce118" office:value-type="string" calcext:value-type="string" table:number-columns-spanned="1" table:number-rows-spanned="2">
            <text:p>Ref</text:p>
          </table:table-cell>
          <table:table-cell table:style-name="ce118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6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50"/>
          <table:table-cell table:number-columns-repeated="960"/>
        </table:table-row>
        <table:table-row table:style-name="ro1">
          <table:covered-table-cell table:number-columns-repeated="2"/>
          <table:table-cell table:style-name="ce21" office:value-type="date" office:date-value="2020-10-31" calcext:value-type="date">
            <text:p>31-oct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50"/>
          <table:table-cell table:number-columns-repeated="960"/>
        </table:table-row>
        <table:table-row table:style-name="ro1">
          <table:table-cell table:style-name="ce23"/>
          <table:table-cell table:style-name="ce24"/>
          <table:table-cell table:style-name="ce185"/>
          <table:table-cell table:style-name="ce158"/>
          <table:table-cell table:style-name="ce185"/>
          <table:table-cell table:style-name="ce184" table:formula="of:=[.C14]-[.D14]+[.E14]" office:value-type="float" office:value="0" calcext:value-type="float">
            <text:p>- </text:p>
          </table:table-cell>
          <table:table-cell table:style-name="ce184"/>
          <table:table-cell table:style-name="ce185"/>
          <table:table-cell table:style-name="ce199"/>
          <table:table-cell table:style-name="ce206"/>
          <table:table-cell table:style-name="ce211"/>
          <table:table-cell table:style-name="ce185" table:formula="of:=[.F14]-[.I14]" office:value-type="float" office:value="0" calcext:value-type="float">
            <text:p>- </text:p>
          </table:table-cell>
          <table:table-cell table:style-name="ce225" table:formula="of:=[.L14]/[.$L$30]" office:value-type="percentage" office:value="-0" calcext:value-type="percentage">
            <text:p>0.00 %</text:p>
          </table:table-cell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3-01-001" calcext:value-type="string">
            <text:p><text:s/>1-1-1-03-01-001 </text:p>
          </table:table-cell>
          <table:table-cell table:style-name="ce35" office:value-type="string" office:string-value="CLIENTES LOCALES" calcext:value-type="string">
            <text:p><text:s/>CLIENTES LOCALES </text:p>
          </table:table-cell>
          <table:table-cell table:style-name="ce139" office:value-type="float" office:value="117139.44" calcext:value-type="float">
            <text:p>117139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4" table:formula="of:=[.C15]-[.D15]+[.E15]" office:value-type="float" office:value="117139.44" calcext:value-type="float">
            <text:p>117139 </text:p>
          </table:table-cell>
          <table:table-cell table:style-name="ce38" office:value-type="string" office:string-value="1-1-1-03-01-001" calcext:value-type="string">
            <text:p><text:s/>1-1-1-03-01-001 </text:p>
          </table:table-cell>
          <table:table-cell table:style-name="ce35" office:value-type="string" office:string-value="CLIENTES LOCALES" calcext:value-type="string">
            <text:p><text:s/>CLIENTES LOCALES </text:p>
          </table:table-cell>
          <table:table-cell table:style-name="ce186" office:value-type="float" office:value="189984" calcext:value-type="float">
            <text:p>189984 </text:p>
          </table:table-cell>
          <table:table-cell table:style-name="ce207"/>
          <table:table-cell table:style-name="ce212"/>
          <table:table-cell table:style-name="ce185" table:formula="of:=[.F15]-[.I15]" office:value-type="float" office:value="-72844.56" calcext:value-type="float">
            <text:p>(72845)</text:p>
          </table:table-cell>
          <table:table-cell table:style-name="ce225" table:formula="of:=[.L15]/[.$L$30]" office:value-type="percentage" office:value="0.919817724853828" calcext:value-type="percentage">
            <text:p>91.98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/>
          <table:table-cell table:style-name="ce35"/>
          <table:table-cell table:style-name="ce186"/>
          <table:table-cell table:style-name="ce159"/>
          <table:table-cell table:style-name="ce186"/>
          <table:table-cell table:style-name="ce184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86"/>
          <table:table-cell table:style-name="ce207"/>
          <table:table-cell table:style-name="ce212"/>
          <table:table-cell table:style-name="ce185" table:formula="of:=[.F16]-[.I16]" office:value-type="float" office:value="0" calcext:value-type="float">
            <text:p>- </text:p>
          </table:table-cell>
          <table:table-cell table:style-name="ce225" table:formula="of:=[.L1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8"/>
          <table:table-cell table:style-name="ce194" office:value-type="string" office:string-value="Clientes por cobrar Partes Relacionadas" calcext:value-type="string">
            <text:p><text:s/>Clientes por cobrar Partes Relacionadas </text:p>
          </table:table-cell>
          <table:table-cell table:style-name="ce186"/>
          <table:table-cell table:style-name="ce159"/>
          <table:table-cell table:style-name="ce186"/>
          <table:table-cell table:style-name="ce184" table:formula="of:=[.C17]-[.D17]+[.E17]" office:value-type="float" office:value="0" calcext:value-type="float">
            <text:p>- </text:p>
          </table:table-cell>
          <table:table-cell table:style-name="ce38"/>
          <table:table-cell table:style-name="ce194" office:value-type="string" office:string-value="Clientes por cobrar Partes Relacionadas" calcext:value-type="string">
            <text:p><text:s/>Clientes por cobrar Partes Relacionadas </text:p>
          </table:table-cell>
          <table:table-cell table:style-name="ce186"/>
          <table:table-cell table:style-name="ce207"/>
          <table:table-cell table:style-name="ce212"/>
          <table:table-cell table:style-name="ce185" table:formula="of:=[.F17]-[.I17]" office:value-type="float" office:value="0" calcext:value-type="float">
            <text:p>- </text:p>
          </table:table-cell>
          <table:table-cell table:style-name="ce225" table:formula="of:=[.L1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35" office:value-type="string" office:string-value="1-1-1-03-02-001" calcext:value-type="string">
            <text:p><text:s/>1-1-1-03-02-001 </text:p>
          </table:table-cell>
          <table:table-cell table:style-name="ce35" office:value-type="string" office:string-value="      TELCONET SA" calcext:value-type="string">
            <text:p><text:s text:c="7"/>TELCONET SA </text:p>
          </table:table-cell>
          <table:table-cell table:style-name="ce141" office:value-type="float" office:value="72370.17" calcext:value-type="float">
            <text:p>72370 </text:p>
          </table:table-cell>
          <table:table-cell table:number-columns-repeated="2" table:style-name="ce202" office:value-type="float" office:value="0" calcext:value-type="float">
            <text:p>- </text:p>
          </table:table-cell>
          <table:table-cell table:style-name="ce184" table:formula="of:=[.C18]-[.D18]+[.E18]" office:value-type="float" office:value="72370.17" calcext:value-type="float">
            <text:p>72370 </text:p>
          </table:table-cell>
          <table:table-cell table:style-name="ce35" office:value-type="string" office:string-value="1-1-1-03-02-001" calcext:value-type="string">
            <text:p><text:s/>1-1-1-03-02-001 </text:p>
          </table:table-cell>
          <table:table-cell table:style-name="ce35" office:value-type="string" office:string-value="      TELCONET SA" calcext:value-type="string">
            <text:p><text:s text:c="7"/>TELCONET SA </text:p>
          </table:table-cell>
          <table:table-cell table:style-name="ce186" office:value-type="float" office:value="78620.17" calcext:value-type="float">
            <text:p>78620 </text:p>
          </table:table-cell>
          <table:table-cell table:style-name="ce207"/>
          <table:table-cell table:style-name="ce212"/>
          <table:table-cell table:style-name="ce185" table:formula="of:=[.F18]-[.I18]" office:value-type="float" office:value="-6250" calcext:value-type="float">
            <text:p>(6250)</text:p>
          </table:table-cell>
          <table:table-cell table:style-name="ce225" table:formula="of:=[.L18]/[.$L$30]" office:value-type="percentage" office:value="0.0789195621517438" calcext:value-type="percentage">
            <text:p>7.89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38" office:value-type="string" office:string-value="1-1-1-03-02-002" calcext:value-type="string">
            <text:p><text:s/>1-1-1-03-02-002 </text:p>
          </table:table-cell>
          <table:table-cell table:style-name="ce35" office:value-type="string" office:string-value="      TELSOTERRA  S.A." calcext:value-type="string">
            <text:p><text:s text:c="7"/>TELSOTERRA <text:s/>S.A. </text:p>
          </table:table-cell>
          <table:table-cell table:style-name="ce186" office:value-type="float" office:value="4870" calcext:value-type="float">
            <text:p>4870 </text:p>
          </table:table-cell>
          <table:table-cell table:style-name="ce161" office:value-type="float" office:value="0" calcext:value-type="float">
            <text:p>- </text:p>
          </table:table-cell>
          <table:table-cell table:style-name="ce169" office:value-type="float" office:value="0" calcext:value-type="float">
            <text:p>- </text:p>
          </table:table-cell>
          <table:table-cell table:style-name="ce185" table:formula="of:=[.C19]-[.D19]+[.E19]" office:value-type="float" office:value="4870" calcext:value-type="float">
            <text:p>4870 </text:p>
          </table:table-cell>
          <table:table-cell table:style-name="ce38" office:value-type="string" office:string-value="1-1-1-03-02-002" calcext:value-type="string">
            <text:p><text:s/>1-1-1-03-02-002 </text:p>
          </table:table-cell>
          <table:table-cell table:style-name="ce35" office:value-type="string" office:string-value="      TELSOTERRA  S.A." calcext:value-type="string">
            <text:p><text:s text:c="7"/>TELSOTERRA <text:s/>S.A. </text:p>
          </table:table-cell>
          <table:table-cell table:style-name="ce186" office:value-type="float" office:value="4870" calcext:value-type="float">
            <text:p>4870 </text:p>
          </table:table-cell>
          <table:table-cell table:style-name="ce207"/>
          <table:table-cell table:style-name="ce212"/>
          <table:table-cell table:style-name="ce185" table:formula="of:=[.F19]-[.I19]" office:value-type="float" office:value="0" calcext:value-type="float">
            <text:p>- </text:p>
          </table:table-cell>
          <table:table-cell table:style-name="ce225" table:formula="of:=[.L19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6-01-001" calcext:value-type="string">
            <text:p><text:s/>1-1-1-06-01-001 </text:p>
          </table:table-cell>
          <table:table-cell table:style-name="ce51" office:value-type="string" office:string-value="      JAN TOPIC FERAUD" calcext:value-type="string">
            <text:p><text:s text:c="7"/>JAN TOPIC FERAUD </text:p>
          </table:table-cell>
          <table:table-cell table:style-name="ce186" office:value-type="float" office:value="61056.94" calcext:value-type="float">
            <text:p>61057 </text:p>
          </table:table-cell>
          <table:table-cell table:style-name="ce161"/>
          <table:table-cell table:style-name="ce186"/>
          <table:table-cell table:style-name="ce185" table:formula="of:=[.C20]-[.D20]+[.E20]" office:value-type="float" office:value="61056.94" calcext:value-type="float">
            <text:p>61057 </text:p>
          </table:table-cell>
          <table:table-cell table:style-name="ce51" office:value-type="string" office:string-value="1-1-1-06-01-001" calcext:value-type="string">
            <text:p><text:s/>1-1-1-06-01-001 </text:p>
          </table:table-cell>
          <table:table-cell table:style-name="ce51" office:value-type="string" office:string-value="      JAN TOPIC FERAUD" calcext:value-type="string">
            <text:p><text:s text:c="7"/>JAN TOPIC FERAUD </text:p>
          </table:table-cell>
          <table:table-cell table:style-name="ce186" office:value-type="float" office:value="61156.94" calcext:value-type="float">
            <text:p>61157 </text:p>
          </table:table-cell>
          <table:table-cell table:style-name="ce207"/>
          <table:table-cell table:style-name="ce212"/>
          <table:table-cell table:style-name="ce185" table:formula="of:=[.F20]-[.I20]" office:value-type="float" office:value="-100" calcext:value-type="float">
            <text:p>(100)</text:p>
          </table:table-cell>
          <table:table-cell table:style-name="ce225" table:formula="of:=[.L20]/[.$L$30]" office:value-type="percentage" office:value="0.0012627129944279" calcext:value-type="percentage">
            <text:p>0.13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/>
          <table:table-cell table:style-name="ce121"/>
          <table:table-cell table:style-name="ce142"/>
          <table:table-cell table:style-name="ce159"/>
          <table:table-cell table:style-name="ce186"/>
          <table:table-cell table:style-name="ce185" table:formula="of:=[.C21]-[.D21]+[.E21]" office:value-type="float" office:value="0" calcext:value-type="float">
            <text:p>- </text:p>
          </table:table-cell>
          <table:table-cell table:style-name="ce51"/>
          <table:table-cell table:style-name="ce54"/>
          <table:table-cell table:style-name="ce200"/>
          <table:table-cell table:style-name="ce207"/>
          <table:table-cell table:style-name="ce212"/>
          <table:table-cell table:style-name="ce185" table:formula="of:=[.F21]-[.I21]" office:value-type="float" office:value="0" calcext:value-type="float">
            <text:p>- </text:p>
          </table:table-cell>
          <table:table-cell table:style-name="ce225" table:formula="of:=[.L21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/>
          <table:table-cell table:style-name="ce122" office:value-type="string" calcext:value-type="string">
            <text:p>Otras Cuentas por cobrar</text:p>
          </table:table-cell>
          <table:table-cell table:style-name="ce143"/>
          <table:table-cell table:style-name="ce159"/>
          <table:table-cell table:style-name="ce186"/>
          <table:table-cell table:style-name="ce185" table:formula="of:=[.C22]-[.D22]+[.E22]" office:value-type="float" office:value="0" calcext:value-type="float">
            <text:p>- </text:p>
          </table:table-cell>
          <table:table-cell table:style-name="ce51"/>
          <table:table-cell table:style-name="ce57" office:value-type="string" calcext:value-type="string">
            <text:p>Otras Cuentas por cobrar</text:p>
          </table:table-cell>
          <table:table-cell table:style-name="ce201"/>
          <table:table-cell table:style-name="ce207"/>
          <table:table-cell table:style-name="ce212"/>
          <table:table-cell table:style-name="ce185" table:formula="of:=[.F22]-[.I22]" office:value-type="float" office:value="0" calcext:value-type="float">
            <text:p>- </text:p>
          </table:table-cell>
          <table:table-cell table:style-name="ce225" table:formula="of:=[.L22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6-01-002" calcext:value-type="string">
            <text:p><text:s/>1-1-1-06-01-002 </text:p>
          </table:table-cell>
          <table:table-cell table:style-name="ce123" office:value-type="string" calcext:value-type="string">
            <text:p><text:s text:c="6"/>GAD MUNICIPIO DE QUITO</text:p>
          </table:table-cell>
          <table:table-cell table:style-name="ce143" office:value-type="float" office:value="197.96" calcext:value-type="float">
            <text:p>198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5" table:formula="of:=[.C23]-[.D23]+[.E23]" office:value-type="float" office:value="197.96" calcext:value-type="float">
            <text:p>198 </text:p>
          </table:table-cell>
          <table:table-cell table:style-name="ce51" office:value-type="string" office:string-value="1-1-1-06-01-002" calcext:value-type="string">
            <text:p><text:s/>1-1-1-06-01-002 </text:p>
          </table:table-cell>
          <table:table-cell table:style-name="ce59" office:value-type="string" calcext:value-type="string">
            <text:p><text:s text:c="6"/>GAD MUNICIPIO DE QUITO</text:p>
          </table:table-cell>
          <table:table-cell table:style-name="ce201" office:value-type="float" office:value="197.96" calcext:value-type="float">
            <text:p>198 </text:p>
          </table:table-cell>
          <table:table-cell table:style-name="ce207"/>
          <table:table-cell table:style-name="ce212"/>
          <table:table-cell table:style-name="ce185" table:formula="of:=[.F23]-[.I23]" office:value-type="float" office:value="0" calcext:value-type="float">
            <text:p>- </text:p>
          </table:table-cell>
          <table:table-cell table:style-name="ce225" table:formula="of:=[.L23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1" office:value-type="string" office:string-value="1-1-1-07-01-007" calcext:value-type="string">
            <text:p><text:s/>1-1-1-07-01-007 </text:p>
          </table:table-cell>
          <table:table-cell table:style-name="ce123" office:value-type="string" calcext:value-type="string">
            <text:p><text:s text:c="6"/>Santiago Andres Mora Cabezas</text:p>
          </table:table-cell>
          <table:table-cell table:style-name="ce143" office:value-type="float" office:value="0" calcext:value-type="float">
            <text:p>0 </text:p>
          </table:table-cell>
          <table:table-cell table:style-name="ce159" office:value-type="float" office:value="0" calcext:value-type="float">
            <text:p>- </text:p>
          </table:table-cell>
          <table:table-cell table:style-name="ce186" office:value-type="float" office:value="0" calcext:value-type="float">
            <text:p>- </text:p>
          </table:table-cell>
          <table:table-cell table:style-name="ce185" table:formula="of:=[.C24]-[.D24]+[.E24]" office:value-type="float" office:value="0" calcext:value-type="float">
            <text:p>- </text:p>
          </table:table-cell>
          <table:table-cell table:style-name="ce51" office:value-type="string" office:string-value="1-1-1-07-01-007" calcext:value-type="string">
            <text:p><text:s/>1-1-1-07-01-007 </text:p>
          </table:table-cell>
          <table:table-cell table:style-name="ce59" office:value-type="string" calcext:value-type="string">
            <text:p><text:s text:c="6"/>Santiago Andres Mora Cabezas</text:p>
          </table:table-cell>
          <table:table-cell table:style-name="ce186" office:value-type="float" office:value="0" calcext:value-type="float">
            <text:p>- </text:p>
          </table:table-cell>
          <table:table-cell table:style-name="ce208"/>
          <table:table-cell table:style-name="ce212"/>
          <table:table-cell table:style-name="ce185" table:formula="of:=[.F24]-[.I24]" office:value-type="float" office:value="0" calcext:value-type="float">
            <text:p>- </text:p>
          </table:table-cell>
          <table:table-cell table:style-name="ce225" table:formula="of:=[.L24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58" table:number-columns-repeated="2"/>
          <table:table-cell table:style-name="ce144"/>
          <table:table-cell table:style-name="ce202" table:number-columns-repeated="2"/>
          <table:table-cell table:style-name="ce185" table:formula="of:=[.C25]-[.D25]+[.E25]" office:value-type="float" office:value="0" calcext:value-type="float">
            <text:p>- </text:p>
          </table:table-cell>
          <table:table-cell table:style-name="ce191" table:number-columns-repeated="2"/>
          <table:table-cell table:style-name="ce202"/>
          <table:table-cell table:style-name="ce207"/>
          <table:table-cell table:style-name="ce212"/>
          <table:table-cell table:style-name="ce185" table:formula="of:=[.F25]-[.I25]" office:value-type="float" office:value="0" calcext:value-type="float">
            <text:p>- </text:p>
          </table:table-cell>
          <table:table-cell table:style-name="ce225" table:formula="of:=[.L25]/[.$L$30]" office:value-type="percentage" office:value="-0" calcext:value-type="percentage">
            <text:p>0.00 %</text:p>
          </table:table-cell>
          <table:table-cell table:style-name="ce42"/>
          <table:table-cell table:style-name="ce48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86"/>
          <table:table-cell table:style-name="ce161"/>
          <table:table-cell table:style-name="ce186"/>
          <table:table-cell table:style-name="ce185" table:formula="of:=[.C26]-[.D26]+[.E26]" office:value-type="float" office:value="0" calcext:value-type="float">
            <text:p>- </text:p>
          </table:table-cell>
          <table:table-cell table:style-name="ce192" table:number-columns-repeated="2"/>
          <table:table-cell table:style-name="ce186"/>
          <table:table-cell table:style-name="ce208"/>
          <table:table-cell table:style-name="ce212"/>
          <table:table-cell table:style-name="ce185" table:formula="of:=[.F26]-[.I26]" office:value-type="float" office:value="0" calcext:value-type="float">
            <text:p>- </text:p>
          </table:table-cell>
          <table:table-cell table:style-name="ce225" table:formula="of:=[.L26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44" table:number-columns-repeated="2"/>
          <table:table-cell table:style-name="ce186"/>
          <table:table-cell table:style-name="ce159"/>
          <table:table-cell table:style-name="ce186" table:number-columns-repeated="2"/>
          <table:table-cell table:style-name="ce193"/>
          <table:table-cell table:style-name="ce198"/>
          <table:table-cell table:style-name="ce186"/>
          <table:table-cell table:style-name="ce208"/>
          <table:table-cell table:style-name="ce212"/>
          <table:table-cell table:style-name="ce185" table:formula="of:=[.F27]-[.I27]" office:value-type="float" office:value="0" calcext:value-type="float">
            <text:p>- </text:p>
          </table:table-cell>
          <table:table-cell table:style-name="ce225" table:formula="of:=[.L27]/[.$L$30]" office:value-type="percentage" office:value="-0" calcext:value-type="percentage">
            <text:p>0.00 %</text:p>
          </table:table-cell>
          <table:table-cell table:style-name="ce42"/>
          <table:table-cell table:style-name="ce16" table:number-columns-repeated="50"/>
          <table:table-cell table:number-columns-repeated="960"/>
        </table:table-row>
        <table:table-row table:style-name="ro1">
          <table:table-cell table:style-name="ce63"/>
          <table:table-cell table:style-name="ce64"/>
          <table:table-cell table:style-name="ce187" table:number-columns-repeated="7"/>
          <table:table-cell table:style-name="ce206"/>
          <table:table-cell table:style-name="ce211"/>
          <table:table-cell table:style-name="ce187"/>
          <table:table-cell table:style-name="ce226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4">
          <table:table-cell table:style-name="ce67"/>
          <table:table-cell table:style-name="ce68"/>
          <table:table-cell table:style-name="ce146"/>
          <table:table-cell table:style-name="ce162"/>
          <table:table-cell table:style-name="ce185"/>
          <table:table-cell table:style-name="ce184"/>
          <table:table-cell table:style-name="ce27"/>
          <table:table-cell table:style-name="ce69"/>
          <table:table-cell table:style-name="ce25"/>
          <table:table-cell table:style-name="ce70"/>
          <table:table-cell table:style-name="ce71"/>
          <table:table-cell table:style-name="ce72"/>
          <table:table-cell table:style-name="ce73"/>
          <table:table-cell table:style-name="ce32"/>
          <table:table-cell table:style-name="ce16" table:number-columns-repeated="50"/>
          <table:table-cell table:number-columns-repeated="960"/>
        </table:table-row>
        <table:table-row table:style-name="ro5">
          <table:table-cell table:style-name="ce74"/>
          <table:table-cell table:style-name="ce75" office:value-type="string" office:string-value="Total" calcext:value-type="string">
            <text:p><text:s/>Total </text:p>
          </table:table-cell>
          <table:table-cell table:style-name="ce203" table:formula="of:=SUM([.C14:.C27])" office:value-type="float" office:value="255634.51" calcext:value-type="float">
            <text:p>255635 </text:p>
          </table:table-cell>
          <table:table-cell table:style-name="ce203" table:formula="of:=SUM([.D14:.D27])" office:value-type="float" office:value="0" calcext:value-type="float">
            <text:p>- </text:p>
          </table:table-cell>
          <table:table-cell table:style-name="ce203" table:formula="of:=SUM([.E14:.E27])" office:value-type="float" office:value="0" calcext:value-type="float">
            <text:p>- </text:p>
          </table:table-cell>
          <table:table-cell table:style-name="ce203" table:formula="of:=SUM([.F14:.F27])" office:value-type="float" office:value="255634.51" calcext:value-type="float">
            <text:p>255635 </text:p>
          </table:table-cell>
          <table:table-cell table:style-name="ce74" table:number-columns-repeated="2"/>
          <table:table-cell table:style-name="ce203" table:formula="of:=SUM([.I14:.I27])" office:value-type="float" office:value="334829.07" calcext:value-type="float">
            <text:p>334829 </text:p>
          </table:table-cell>
          <table:table-cell table:style-name="ce203" table:number-columns-repeated="2"/>
          <table:table-cell table:style-name="ce203" table:formula="of:=SUM([.L14:.L27])" office:value-type="float" office:value="-79194.56" calcext:value-type="float">
            <text:p>(79195)</text:p>
          </table:table-cell>
          <table:table-cell table:style-name="ce228" table:formula="of:=SUM([.M14:.M27])" office:value-type="percentage" office:value="1" calcext:value-type="percentage">
            <text:p>100.00 %</text:p>
          </table:table-cell>
          <table:table-cell table:style-name="ce77"/>
          <table:table-cell table:style-name="ce78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9"/>
          <table:table-cell table:style-name="ce80" office:value-type="string" calcext:value-type="string">
            <text:p>Saldo al</text:p>
          </table:table-cell>
          <table:table-cell table:style-name="ce81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Nota a los Ef's</text:p>
          </table:table-cell>
          <table:table-cell table:style-name="ce83" office:value-type="date" office:date-value="2020-12-31" calcext:value-type="date">
            <text:p>31/12/2020</text:p>
          </table:table-cell>
          <table:table-cell table:style-name="ce8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Cuentas por cobrar relacionadas comerciales</text:p>
          </table:table-cell>
          <table:table-cell table:style-name="ce176" table:formula="of:=[.F15]" office:value-type="float" office:value="117139.44" calcext:value-type="float">
            <text:p>117139 </text:p>
          </table:table-cell>
          <table:table-cell table:style-name="ce176" table:formula="of:=[.I15]" office:value-type="float" office:value="189984" calcext:value-type="float">
            <text:p>189984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Otras cuentas por cobrar relacionadas</text:p>
          </table:table-cell>
          <table:table-cell table:style-name="ce176" table:formula="of:=[.F18]+[.F19]+[.F20]" office:value-type="float" office:value="138297.11" calcext:value-type="float">
            <text:p>138297 </text:p>
          </table:table-cell>
          <table:table-cell table:style-name="ce176" table:formula="of:=[.I18]+[.I19]+[.I20]" office:value-type="float" office:value="144647.11" calcext:value-type="float">
            <text:p>144647 </text:p>
          </table:table-cell>
          <table:table-cell table:number-columns-repeated="1020"/>
        </table:table-row>
        <table:table-row table:style-name="ro1">
          <table:table-cell/>
          <table:table-cell table:style-name="ce85" office:value-type="string" calcext:value-type="string">
            <text:p>Otras cuentas por cobrar terceros</text:p>
          </table:table-cell>
          <table:table-cell table:style-name="ce176" table:formula="of:=SUM([.F23:.F24])" office:value-type="float" office:value="197.96" calcext:value-type="float">
            <text:p>198 </text:p>
          </table:table-cell>
          <table:table-cell table:style-name="ce176" table:formula="of:=SUM([.I23:.I24])" office:value-type="float" office:value="197.96" calcext:value-type="float">
            <text:p>198 </text:p>
          </table:table-cell>
          <table:table-cell table:number-columns-repeated="1020"/>
        </table:table-row>
        <table:table-row table:style-name="ro1">
          <table:table-cell/>
          <table:table-cell table:style-name="ce85"/>
          <table:table-cell table:style-name="ce87"/>
          <table:table-cell table:style-name="ce176"/>
          <table:table-cell table:number-columns-repeated="1020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90" table:formula="of:=+SUM([.C36:.C38])" office:value-type="float" office:value="255634.51" calcext:value-type="float">
            <text:p>255635 </text:p>
          </table:table-cell>
          <table:table-cell table:style-name="ce91" table:formula="of:=[.D36]+[.D37]+[.D38]" office:value-type="float" office:value="334829.07" calcext:value-type="float">
            <text:p>334829 </text:p>
          </table:table-cell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/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Trial</text:p>
          </table:table-cell>
          <table:table-cell table:style-name="ce155"/>
          <table:table-cell table:style-name="ce168"/>
          <table:table-cell table:number-columns-repeated="1020"/>
        </table:table-row>
        <table:table-row table:style-name="ro1">
          <table:table-cell/>
          <table:table-cell table:style-name="ce101" office:value-type="string" calcext:value-type="string">
            <text:p>Diferencia</text:p>
          </table:table-cell>
          <table:table-cell table:style-name="ce156" table:formula="of:=[.C40]-[.C43]" office:value-type="float" office:value="255634.51" calcext:value-type="float">
            <text:p>255635 </text:p>
          </table:table-cell>
          <table:table-cell table:style-name="ce156" table:formula="of:=[.D40]-[.D43]" office:value-type="float" office:value="334829.07" calcext:value-type="float">
            <text:p>334829 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4" office:value-type="string" calcext:value-type="string">
            <text:p>Fuente:</text:p>
          </table:table-cell>
          <table:table-cell table:style-name="ce105" table:number-columns-repeated="11"/>
          <table:table-cell table:style-name="ce106"/>
          <table:table-cell table:style-name="ce105"/>
          <table:table-cell table:number-columns-repeated="1010"/>
        </table:table-row>
        <table:table-row table:style-name="ro1">
          <table:table-cell table:style-name="ce107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7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7"/>
          <table:table-cell table:number-columns-repeated="1023"/>
        </table:table-row>
        <table:table-row table:style-name="ro1">
          <table:table-cell table:style-name="ce108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yor CXC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460" table:default-cell-style-name="Default"/>
        <table:table-row table:style-name="ro1" table:number-rows-repeated="2">
          <table:table-cell table:number-columns-repeated="469"/>
        </table:table-row>
        <table:table-row table:style-name="ro6">
          <table:table-cell table:style-name="ce242" office:value-type="string" calcext:value-type="string">
            <text:p>1-1-1-03-01-001</text:p>
          </table:table-cell>
          <table:table-cell table:style-name="ce243" office:value-type="string" calcext:value-type="string">
            <text:p>Clientes Locales</text:p>
          </table:table-cell>
          <table:table-cell table:style-name="ce244" office:value-type="float" office:value="189984" calcext:value-type="float">
            <text:p>189,984.00</text:p>
          </table:table-cell>
          <table:table-cell table:style-name="ce244" office:value-type="float" office:value="497603.11" calcext:value-type="float">
            <text:p>497,603.11</text:p>
          </table:table-cell>
          <table:table-cell table:style-name="ce244" office:value-type="float" office:value="570447.67" calcext:value-type="float">
            <text:p>570,447.67</text:p>
          </table:table-cell>
          <table:table-cell table:style-name="ce244" office:value-type="float" office:value="117139.44" calcext:value-type="float">
            <text:p>117,139.4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 table:number-columns-repeated="6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 table:number-columns-repeated="2"/>
          <table:table-cell table:number-columns-repeated="5"/>
          <table:table-cell table:style-name="ce245"/>
          <table:table-cell/>
          <table:table-cell table:style-name="ce244"/>
          <table:table-cell/>
          <table:table-cell table:style-name="ce244"/>
          <table:table-cell table:number-columns-repeated="4"/>
          <table:table-cell table:style-name="ce245"/>
          <table:table-cell table:number-columns-repeated="3"/>
          <table:table-cell table:style-name="ce244" table:number-columns-repeated="2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1,935.91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1951.91" calcext:value-type="float">
            <text:p>1,951.91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1-02" calcext:value-type="date">
            <text:p>02/01/2020</text:p>
          </table:table-cell>
          <table:table-cell office:value-type="string" calcext:value-type="string">
            <text:p>TELCONET <text:s/>REF <text:s/>BANCO DE MACHALA 2019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6,159.91</text:p>
          </table:table-cell>
          <table:table-cell table:style-name="ce244" office:value-type="float" office:value="25776" calcext:value-type="float">
            <text:p>25,776.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902" calcext:value-type="float">
            <text:p>167902</text:p>
          </table:table-cell>
          <table:table-cell table:style-name="ce245" office:value-type="date" office:date-value="2020-01-31" calcext:value-type="date">
            <text:p>31/01/2020</text:p>
          </table:table-cell>
          <table:table-cell office:value-type="string" calcext:value-type="string">
            <text:p>DP 54438396-0 :DP:0-54438396 Cancelaci fact #431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6,607.91</text:p>
          </table:table-cell>
          <table:table-cell table:style-name="ce244" office:value-type="float" office:value="9552" calcext:value-type="float">
            <text:p>9,552.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67802" calcext:value-type="float">
            <text:p>167802</text:p>
          </table:table-cell>
          <table:table-cell table:style-name="ce245" office:value-type="date" office:date-value="2020-01-31" calcext:value-type="date">
            <text:p>31/01/2020</text:p>
          </table:table-cell>
          <table:table-cell office:value-type="string" calcext:value-type="string">
            <text:p>DP 43536089-0 :DP:0-43536089 Cancelacion fact #431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5,779.11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9171.2" calcext:value-type="float">
            <text:p>69,171.2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2-21" calcext:value-type="date">
            <text:p>21/02/2020</text:p>
          </table:table-cell>
          <table:table-cell office:value-type="string" calcext:value-type="string">
            <text:p>Factura #4316 Cliente : Telcone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2,938.15</text:p>
          </table:table-cell>
          <table:table-cell table:style-name="ce244" office:value-type="float" office:value="2840.96" calcext:value-type="float">
            <text:p>2,840.96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Retenci #149770 aplica a Fact #4316 Cliente: Telcone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12,938.15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402" calcext:value-type="float">
            <text:p>170402</text:p>
          </table:table-cell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DP 43536055-0 :DP:0-43536055 Abono a factura #4313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7,938.15</text:p>
          </table:table-cell>
          <table:table-cell table:style-name="ce244" office:value-type="float" office:value="15000" calcext:value-type="float">
            <text:p>15,000.0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0502" calcext:value-type="float">
            <text:p>170502</text:p>
          </table:table-cell>
          <table:table-cell table:style-name="ce245" office:value-type="date" office:date-value="2020-02-29" calcext:value-type="date">
            <text:p>29/02/2020</text:p>
          </table:table-cell>
          <table:table-cell office:value-type="string" calcext:value-type="string">
            <text:p>DP 43536047-0 :DP:0-43536047 ABONO A FACTURA # 431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3,954.1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86016" calcext:value-type="float">
            <text:p>86,016.00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3-16" calcext:value-type="date">
            <text:p>16/03/2020</text:p>
          </table:table-cell>
          <table:table-cell office:value-type="string" calcext:value-type="string">
            <text:p>Factura #4317 Cliente: Telcone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0,421.35</text:p>
          </table:table-cell>
          <table:table-cell table:style-name="ce244" office:value-type="float" office:value="3532.8" calcext:value-type="float">
            <text:p>3,532.8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3-27" calcext:value-type="date">
            <text:p>27/03/2020</text:p>
          </table:table-cell>
          <table:table-cell office:value-type="string" calcext:value-type="string">
            <text:p>Retenci #151771 aplica a fact #4317 cliente: Telcone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53,869.35</text:p>
          </table:table-cell>
          <table:table-cell table:style-name="ce244" office:value-type="float" office:value="26552" calcext:value-type="float">
            <text:p>26,552.0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1702" calcext:value-type="float">
            <text:p>171702</text:p>
          </table:table-cell>
          <table:table-cell table:style-name="ce245" office:value-type="date" office:date-value="2020-03-31" calcext:value-type="date">
            <text:p>31/03/2020</text:p>
          </table:table-cell>
          <table:table-cell office:value-type="string" calcext:value-type="string">
            <text:p>DP 43536058-0 :DP:0-43536058 Pago factura #4313 Te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3,869.35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302" calcext:value-type="float">
            <text:p>175302</text:p>
          </table:table-cell>
          <table:table-cell table:style-name="ce245" office:value-type="date" office:date-value="2020-04-30" calcext:value-type="date">
            <text:p>30/04/2020</text:p>
          </table:table-cell>
          <table:table-cell office:value-type="string" calcext:value-type="string">
            <text:p>NC 830330-0 :NC:0-830330 Abono Factura #4315 clien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2,317.35</text:p>
          </table:table-cell>
          <table:table-cell table:style-name="ce244" office:value-type="float" office:value="51552" calcext:value-type="float">
            <text:p>51,552.0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5402" calcext:value-type="float">
            <text:p>175402</text:p>
          </table:table-cell>
          <table:table-cell table:style-name="ce245" office:value-type="date" office:date-value="2020-04-30" calcext:value-type="date">
            <text:p>30/04/2020</text:p>
          </table:table-cell>
          <table:table-cell office:value-type="string" calcext:value-type="string">
            <text:p>NC 15298402-0 :NC:0-15298402 ABONO FACTURA #4314 C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7,317.35</text:p>
          </table:table-cell>
          <table:table-cell table:style-name="ce244" office:value-type="float" office:value="5000" calcext:value-type="float">
            <text:p>5,000.0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77002" calcext:value-type="float">
            <text:p>177002</text:p>
          </table:table-cell>
          <table:table-cell table:style-name="ce245" office:value-type="date" office:date-value="2020-05-31" calcext:value-type="date">
            <text:p>31/05/2020</text:p>
          </table:table-cell>
          <table:table-cell office:value-type="string" calcext:value-type="string">
            <text:p>NC 578044-0 :NC:0-578044 ABONO FACTURA #4315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1,817.35</text:p>
          </table:table-cell>
          <table:table-cell table:style-name="ce244" office:value-type="float" office:value="15500" calcext:value-type="float">
            <text:p>15,500.0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MACH</text:p>
          </table:table-cell>
          <table:table-cell office:value-type="float" office:value="175502" calcext:value-type="float">
            <text:p>175502</text:p>
          </table:table-cell>
          <table:table-cell table:style-name="ce245" office:value-type="date" office:date-value="2020-05-31" calcext:value-type="date">
            <text:p>31/05/2020</text:p>
          </table:table-cell>
          <table:table-cell office:value-type="string" calcext:value-type="string">
            <text:p>DP 51912157-0 :DP:0-51912157 ABONO A FACTURA <text:s/>#431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4,45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2640" calcext:value-type="float">
            <text:p>52,640.0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23" calcext:value-type="date">
            <text:p>23/06/2020</text:p>
          </table:table-cell>
          <table:table-cell office:value-type="string" calcext:value-type="string">
            <text:p>Cliente:Telconet SA Fact: 4319 - DRY BATTERY <text:s/>DM-12120 Cantidad:20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2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18480" calcext:value-type="float">
            <text:p>18,480.00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24" calcext:value-type="date">
            <text:p>24/06/2020</text:p>
          </table:table-cell>
          <table:table-cell office:value-type="string" calcext:value-type="string">
            <text:p>Cliente:Telconet SA Fact: 4320 - DRY BATTERY HR-1280 <text:s/>Cantidad:10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4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002" calcext:value-type="float">
            <text:p>1800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D 15442899-0 :ND:0-15442899 Pago facturas #4315 #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314,937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102" calcext:value-type="float">
            <text:p>1801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D 6232050-0 :ND:0-6232050 Pago factura #4316 clie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2,937.35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202" calcext:value-type="float">
            <text:p>1802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15442899-0 :NC:0-15442899 Se reversa ND #180002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2,937.35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302" calcext:value-type="float">
            <text:p>1803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623205-0 :NC:0-623205 Se reversa ND #180102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00,937.35</text:p>
          </table:table-cell>
          <table:table-cell table:style-name="ce244" office:value-type="float" office:value="42000" calcext:value-type="float">
            <text:p>42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402" calcext:value-type="float">
            <text:p>1804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0015442899-0 :NC:0-0015442899 Pago facturas #43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0,937.35</text:p>
          </table:table-cell>
          <table:table-cell table:style-name="ce244" office:value-type="float" office:value="30000" calcext:value-type="float">
            <text:p>30,000.0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0502" calcext:value-type="float">
            <text:p>180502</text:p>
          </table:table-cell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NC 6232050000-0 :NC:0-6232050000 Pago factura #431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0,343.3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8,651.35</text:p>
          </table:table-cell>
          <table:table-cell table:style-name="ce244" office:value-type="float" office:value="1692" calcext:value-type="float">
            <text:p>1,692.0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8,362.60</text:p>
          </table:table-cell>
          <table:table-cell office:value-type="float" office:value="288.75" calcext:value-type="float">
            <text:p>288.75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7012: Registro de Retenci Aplica a Factura #432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7,540.10</text:p>
          </table:table-cell>
          <table:table-cell office:value-type="float" office:value="822.5" calcext:value-type="float">
            <text:p>822.5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6-30" calcext:value-type="date">
            <text:p>30/06/2020</text:p>
          </table:table-cell>
          <table:table-cell office:value-type="string" calcext:value-type="string">
            <text:p>Telconet - Retenci #156881: Registro de Retenci Aplica a Factura #4319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20,180.10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2640" calcext:value-type="float">
            <text:p>52,640.00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7-02" calcext:value-type="date">
            <text:p>02/07/2020</text:p>
          </table:table-cell>
          <table:table-cell office:value-type="string" calcext:value-type="string">
            <text:p>CLIENTE:TELCONET SA FACT: 4321 - DRY BATTERY DM-12120 CANTIDAD:200CLIENTE:TELCONET SA FACT: 4321 -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17,665.60</text:p>
          </table:table-cell>
          <table:table-cell table:style-name="ce244" office:value-type="float" office:value="2514.5" calcext:value-type="float">
            <text:p>2,514.5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7-06" calcext:value-type="date">
            <text:p>06/07/2020</text:p>
          </table:table-cell>
          <table:table-cell office:value-type="string" calcext:value-type="string">
            <text:p>Retencion #157465 aplica factura #4321 cliente Telcone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07,665.60</text:p>
          </table:table-cell>
          <table:table-cell table:style-name="ce244" office:value-type="float" office:value="10000" calcext:value-type="float">
            <text:p>10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702" calcext:value-type="float">
            <text:p>1827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673649-0 :NC:0-673649 Pago facturas #4316-4317 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94,665.60</text:p>
          </table:table-cell>
          <table:table-cell table:style-name="ce244" office:value-type="float" office:value="13000" calcext:value-type="float">
            <text:p>13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602" calcext:value-type="float">
            <text:p>1826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403075-0 :NC:0-403075 Pago fact #4316 cliente 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4,665.60</text:p>
          </table:table-cell>
          <table:table-cell table:style-name="ce244" office:value-type="float" office:value="40000" calcext:value-type="float">
            <text:p>40,000.0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2802" calcext:value-type="float">
            <text:p>182802</text:p>
          </table:table-cell>
          <table:table-cell table:style-name="ce245" office:value-type="date" office:date-value="2020-07-31" calcext:value-type="date">
            <text:p>31/07/2020</text:p>
          </table:table-cell>
          <table:table-cell office:value-type="string" calcext:value-type="string">
            <text:p>NC 791127-0 :NC:0-791127 Pago factura #4317 client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0,985.60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26320" calcext:value-type="float">
            <text:p>26,320.00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09" calcext:value-type="date">
            <text:p>09/08/2020</text:p>
          </table:table-cell>
          <table:table-cell office:value-type="string" calcext:value-type="string">
            <text:p>Cliente:Telconet SA Fact: 4322 - DRY BATTERY DM-12120 Cantidad:10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80,139.6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79,728.35</text:p>
          </table:table-cell>
          <table:table-cell office:value-type="float" office:value="411.25" calcext:value-type="float">
            <text:p>411.25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14" calcext:value-type="date">
            <text:p>14/08/2020</text:p>
          </table:table-cell>
          <table:table-cell office:value-type="string" calcext:value-type="string">
            <text:p>Telconet - Retenci #161052: Registro de Retenci aplica a Factura #4322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7,768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8040" calcext:value-type="float">
            <text:p>68,040.0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21" calcext:value-type="date">
            <text:p>21/08/2020</text:p>
          </table:table-cell>
          <table:table-cell office:value-type="string" calcext:value-type="string">
            <text:p>Cliente:Telconet Fact: 4323 - DRY BATTERY DM-12120 Cantidad:27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98,112.35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50344" calcext:value-type="float">
            <text:p>50,344.00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22" calcext:value-type="date">
            <text:p>22/08/2020</text:p>
          </table:table-cell>
          <table:table-cell office:value-type="string" calcext:value-type="string">
            <text:p>Cliente:Telconet Fact: 4324 - DRY BATTERY HR-1280 <text:s/>Cantidad:290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86,977.79</text:p>
          </table:table-cell>
          <table:table-cell table:style-name="ce244" office:value-type="float" office:value="11134.56" calcext:value-type="float">
            <text:p>11,134.56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302" calcext:value-type="float">
            <text:p>1833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7112320000-0 :NC:0-7112320000 TELCONET - FACTUR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3,977.79</text:p>
          </table:table-cell>
          <table:table-cell table:style-name="ce244" office:value-type="float" office:value="13000" calcext:value-type="float">
            <text:p>13,000.0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202" calcext:value-type="float">
            <text:p>1832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2975680000-0 :NC:0-2975680000 Telconet - Factur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1,790.79</text:p>
          </table:table-cell>
          <table:table-cell table:style-name="ce244" office:value-type="float" office:value="2187" calcext:value-type="float">
            <text:p>2,187.0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70,727.66</text:p>
          </table:table-cell>
          <table:table-cell table:style-name="ce244" office:value-type="float" office:value="1063.13" calcext:value-type="float">
            <text:p>1,063.1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811 aplica a Fact #4323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69,941.03</text:p>
          </table:table-cell>
          <table:table-cell office:value-type="float" office:value="786.63" calcext:value-type="float">
            <text:p>786.63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8,075.59</text:p>
          </table:table-cell>
          <table:table-cell table:style-name="ce244" office:value-type="float" office:value="21865.44" calcext:value-type="float">
            <text:p>21,865.44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3302" calcext:value-type="float">
            <text:p>1833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NC 7112320000-0 :NC:0-7112320000 TELCONET - FACTUR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246,457.39</text:p>
          </table:table-cell>
          <table:table-cell table:style-name="ce244" office:value-type="float" office:value="1618.2" calcext:value-type="float">
            <text:p>1,618.2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Telconet: Retenci #162798 aplica a Factura #4324</text:p>
          </table:table-cell>
          <table:table-cell/>
          <table:table-cell table:style-name="ce244"/>
          <table:table-cell table:number-columns-repeated="456"/>
        </table:table-row>
        <table:table-row table:style-name="ro7">
          <table:table-cell table:number-columns-repeated="2"/>
          <table:table-cell table:style-name="ce242" office:value-type="string" calcext:value-type="string">
            <text:p><text:s/>207,466.45</text:p>
          </table:table-cell>
          <table:table-cell table:style-name="ce244" office:value-type="float" office:value="38990.94" calcext:value-type="float">
            <text:p>38,990.94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19 CANCELACIﾓN FAC</text:p>
          </table:table-cell>
          <table:table-cell/>
          <table:table-cell table:style-name="ce244"/>
          <table:table-cell table:number-columns-repeated="456"/>
        </table:table-row>
        <table:table-row table:style-name="ro7">
          <table:table-cell table:number-columns-repeated="2"/>
          <table:table-cell table:style-name="ce242" office:value-type="string" calcext:value-type="string">
            <text:p><text:s/>189,869.20</text:p>
          </table:table-cell>
          <table:table-cell table:style-name="ce244" office:value-type="float" office:value="17597.25" calcext:value-type="float">
            <text:p>17,597.25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20 CANCELACIﾓN FAC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6,457.35</text:p>
          </table:table-cell>
          <table:table-cell table:style-name="ce244" office:value-type="float" office:value="23411.85" calcext:value-type="float">
            <text:p>23,411.85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4902" calcext:value-type="float">
            <text:p>184902</text:p>
          </table:table-cell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NC 251421-1 :TELCONET - FACT #4321: ABONO A FACTUR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64,505.44</text:p>
          </table:table-cell>
          <table:table-cell table:style-name="ce244" office:value-type="float" office:value="1951.91" calcext:value-type="float">
            <text:p>1,951.91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NO</text:p>
          </table:table-cell>
          <table:table-cell/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Diario #1089: Revsero de Asiento Contable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52,139.44</text:p>
          </table:table-cell>
          <table:table-cell table:style-name="ce244" office:value-type="float" office:value="12366" calcext:value-type="float">
            <text:p>12,366.0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9-30" calcext:value-type="date">
            <text:p>30/09/2020</text:p>
          </table:table-cell>
          <table:table-cell office:value-type="string" calcext:value-type="string">
            <text:p>Telconet - F #4323: Aplicaci de Anticipo por Compra de 270 baterias O/Compra #129639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25,425.79</text:p>
          </table:table-cell>
          <table:table-cell table:style-name="ce244" office:value-type="float" office:value="26713.65" calcext:value-type="float">
            <text:p>26,713.65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102" calcext:value-type="float">
            <text:p>187102</text:p>
          </table:table-cell>
          <table:table-cell table:style-name="ce245" office:value-type="date" office:date-value="2020-10-31" calcext:value-type="date">
            <text:p>31/10/2020</text:p>
          </table:table-cell>
          <table:table-cell office:value-type="string" calcext:value-type="string">
            <text:p>NC 593352-0 :NC:0-593352 Telconet - Fact #4321-432</text:p>
          </table:table-cell>
          <table:table-cell/>
          <table:table-cell table:style-name="ce244"/>
          <table:table-cell table:number-columns-repeated="456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117,139.44</text:p>
          </table:table-cell>
          <table:table-cell table:style-name="ce244" office:value-type="float" office:value="8286.35" calcext:value-type="float">
            <text:p>8,286.35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MACH</text:p>
          </table:table-cell>
          <table:table-cell office:value-type="float" office:value="187102" calcext:value-type="float">
            <text:p>187102</text:p>
          </table:table-cell>
          <table:table-cell table:style-name="ce245" office:value-type="date" office:date-value="2020-10-31" calcext:value-type="date">
            <text:p>31/10/2020</text:p>
          </table:table-cell>
          <table:table-cell office:value-type="string" calcext:value-type="string">
            <text:p>NC 593352-0 :NC:0-593352 Telconet - Fact #4321-432</text:p>
          </table:table-cell>
          <table:table-cell/>
          <table:table-cell table:style-name="ce244"/>
          <table:table-cell table:number-columns-repeated="456"/>
        </table:table-row>
        <table:table-row table:style-name="ro6">
          <table:table-cell table:style-name="ce242" office:value-type="string" calcext:value-type="string">
            <text:p>1-1-1-03-02</text:p>
          </table:table-cell>
          <table:table-cell table:style-name="ce243" office:value-type="string" calcext:value-type="string">
            <text:p>CUENTAS POR COBRAR RELACIONADAS</text:p>
          </table:table-cell>
          <table:table-cell table:style-name="ce244" office:value-type="float" office:value="83490.17" calcext:value-type="float">
            <text:p>83,490.17</text:p>
          </table:table-cell>
          <table:table-cell/>
          <table:table-cell table:style-name="ce244" table:number-columns-repeated="2"/>
          <table:table-cell table:number-columns-repeated="2"/>
          <table:table-cell table:style-name="ce244" table:number-columns-repeated="2"/>
          <table:table-cell table:number-columns-repeated="459"/>
        </table:table-row>
        <table:table-row table:style-name="ro6">
          <table:table-cell table:style-name="ce242" office:value-type="string" calcext:value-type="string">
            <text:p>1-1-1-03-02-001</text:p>
          </table:table-cell>
          <table:table-cell table:style-name="ce243" office:value-type="string" calcext:value-type="string">
            <text:p>TELCONET CUENTAS POR COBRAR</text:p>
          </table:table-cell>
          <table:table-cell table:style-name="ce244" office:value-type="float" office:value="78620.17" calcext:value-type="float">
            <text:p>78,620.17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6250" calcext:value-type="float">
            <text:p>6,250.00</text:p>
          </table:table-cell>
          <table:table-cell table:style-name="ce244" office:value-type="float" office:value="72370.17" calcext:value-type="float">
            <text:p>72,370.17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 table:number-columns-repeated="2"/>
          <table:table-cell table:number-columns-repeated="5"/>
          <table:table-cell table:style-name="ce245"/>
          <table:table-cell table:number-columns-repeated="3"/>
          <table:table-cell table:style-name="ce244" table:number-columns-repeated="2"/>
          <table:table-cell table:number-columns-repeated="441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72,370.17</text:p>
          </table:table-cell>
          <table:table-cell table:style-name="ce244" office:value-type="float" office:value="6250" calcext:value-type="float">
            <text:p>6,250.0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TG</text:p>
          </table:table-cell>
          <table:table-cell/>
          <table:table-cell table:style-name="ce245" office:value-type="date" office:date-value="2020-01-02" calcext:value-type="date">
            <text:p>02/01/2020</text:p>
          </table:table-cell>
          <table:table-cell office:value-type="string" calcext:value-type="string">
            <text:p>Aplicacion credito <text:s/>cuentas <text:s/>Relacionada <text:s/>Telconet <text:s/>periodo 2019</text:p>
          </table:table-cell>
          <table:table-cell table:style-name="ce244" table:number-columns-repeated="2"/>
          <table:table-cell table:number-columns-repeated="456"/>
        </table:table-row>
        <table:table-row table:style-name="ro6">
          <table:table-cell table:style-name="ce242" office:value-type="string" calcext:value-type="string">
            <text:p>1-1-1-03-02-002</text:p>
          </table:table-cell>
          <table:table-cell table:style-name="ce243" office:value-type="string" calcext:value-type="string">
            <text:p>Telsoterra <text:s/>S.A.</text:p>
          </table:table-cell>
          <table:table-cell table:style-name="ce244" office:value-type="float" office:value="4870" calcext:value-type="float">
            <text:p>4,870.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4" office:value-type="float" office:value="4870" calcext:value-type="float">
            <text:p>4,870.00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85266.85" calcext:value-type="float">
            <text:p>3,085,266.85</text:p>
          </table:table-cell>
          <table:table-cell table:style-name="ce244"/>
          <table:table-cell table:number-columns-repeated="459"/>
        </table:table-row>
        <table:table-row table:style-name="ro6">
          <table:table-cell table:style-name="ce242" office:value-type="string" calcext:value-type="string">
            <text:p>1-1-1-06</text:p>
          </table:table-cell>
          <table:table-cell table:style-name="ce243" office:value-type="string" calcext:value-type="string">
            <text:p>CUENTAS POR COBRAR DIVERSAS</text:p>
          </table:table-cell>
          <table:table-cell table:style-name="ce244" office:value-type="float" office:value="61354.9" calcext:value-type="float">
            <text:p>61,354.90</text:p>
          </table:table-cell>
          <table:table-cell table:number-columns-repeated="2"/>
          <table:table-cell table:style-name="ce244"/>
          <table:table-cell table:number-columns-repeated="2"/>
          <table:table-cell table:style-name="ce244" table:number-columns-repeated="2"/>
          <table:table-cell table:number-columns-repeated="459"/>
        </table:table-row>
        <table:table-row table:style-name="ro6">
          <table:table-cell table:style-name="ce242" office:value-type="string" calcext:value-type="string">
            <text:p>1-1-1-06-01</text:p>
          </table:table-cell>
          <table:table-cell table:style-name="ce243" office:value-type="string" calcext:value-type="string">
            <text:p>CTA POR COBRAR DIVERSAS - TERCEROS</text:p>
          </table:table-cell>
          <table:table-cell table:style-name="ce244" office:value-type="float" office:value="61354.9" calcext:value-type="float">
            <text:p>61,354.90</text:p>
          </table:table-cell>
          <table:table-cell table:number-columns-repeated="2"/>
          <table:table-cell table:style-name="ce244"/>
          <table:table-cell table:number-columns-repeated="2"/>
          <table:table-cell table:style-name="ce244" table:number-columns-repeated="2"/>
          <table:table-cell table:number-columns-repeated="459"/>
        </table:table-row>
        <table:table-row table:style-name="ro6">
          <table:table-cell table:style-name="ce242" office:value-type="string" calcext:value-type="string">
            <text:p>1-1-1-06-01-001</text:p>
          </table:table-cell>
          <table:table-cell table:style-name="ce243" office:value-type="string" calcext:value-type="string">
            <text:p>Jan Topic Feraud</text:p>
          </table:table-cell>
          <table:table-cell table:style-name="ce244" office:value-type="float" office:value="61156.94" calcext:value-type="float">
            <text:p>61,156.9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44" office:value-type="float" office:value="61056.94" calcext:value-type="float">
            <text:p>61,056.94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Diario</text:p>
          </table:table-cell>
          <table:table-cell table:number-columns-repeated="6"/>
          <table:table-cell table:style-name="ce244"/>
          <table:table-cell table:number-columns-repeated="6"/>
          <table:table-cell table:style-name="ce245"/>
          <table:table-cell table:number-columns-repeated="3"/>
          <table:table-cell table:style-name="ce244" table:number-columns-repeated="2"/>
          <table:table-cell table:number-columns-repeated="441"/>
        </table:table-row>
        <table:table-row table:style-name="ro1">
          <table:table-cell table:number-columns-repeated="2"/>
          <table:table-cell table:style-name="ce242" office:value-type="string" calcext:value-type="string">
            <text:p><text:s/>61,056.9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BMACH</text:p>
          </table:table-cell>
          <table:table-cell office:value-type="float" office:value="145002" calcext:value-type="float">
            <text:p>145002</text:p>
          </table:table-cell>
          <table:table-cell table:style-name="ce245" office:value-type="date" office:date-value="2020-08-31" calcext:value-type="date">
            <text:p>31/08/2020</text:p>
          </table:table-cell>
          <table:table-cell office:value-type="string" calcext:value-type="string">
            <text:p>CK 20-0 SERVICIOS DE RENTA :</text:p>
          </table:table-cell>
          <table:table-cell/>
          <table:table-cell table:style-name="ce244"/>
          <table:table-cell table:number-columns-repeated="456"/>
        </table:table-row>
        <table:table-row table:style-name="ro6">
          <table:table-cell table:style-name="ce242" office:value-type="string" calcext:value-type="string">
            <text:p>1-1-1-06-01-002</text:p>
          </table:table-cell>
          <table:table-cell table:style-name="ce243" office:value-type="string" calcext:value-type="string">
            <text:p>GAD Municipio de Quito</text:p>
          </table:table-cell>
          <table:table-cell office:value-type="float" office:value="197.96" calcext:value-type="float">
            <text:p>197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.96" calcext:value-type="float">
            <text:p>197.96</text:p>
          </table:table-cell>
          <table:table-cell office:value-type="string" calcext:value-type="string">
            <text:p>Totales &gt;&gt;&gt;&gt;&gt;&gt;&gt;&gt;&gt;&gt;&gt; :</text:p>
          </table:table-cell>
          <table:table-cell office:value-type="float" office:value="0" calcext:value-type="float">
            <text:p>0</text:p>
          </table:table-cell>
          <table:table-cell table:style-name="ce244" office:value-type="float" office:value="3085266.85" calcext:value-type="float">
            <text:p>3,085,266.85</text:p>
          </table:table-cell>
          <table:table-cell table:style-name="ce244"/>
          <table:table-cell table:number-columns-repeated="459"/>
        </table:table-row>
        <table:table-row table:style-name="ro1" table:number-rows-repeated="1048513">
          <table:table-cell table:number-columns-repeated="469"/>
        </table:table-row>
        <table:table-row table:style-name="ro1">
          <table:table-cell table:number-columns-repeated="4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text>(</number:text>
      <number:number number:decimal-places="0" loext:min-decimal-places="0" number:min-integer-digits="1"/>
      <number:text>)</number:text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(</number:text>
      <number:number number:decimal-places="0" loext:min-decimal-places="0" number:min-integer-digits="1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number:number-style style:name="N121">
      <number:number number:decimal-places="1" loext:min-decimal-places="1" number:min-integer-digits="1" number:grouping="true"/>
    </number:number-style>
    <number:currency-style style:name="N122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2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 </number:text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currency-style style:name="N125P0" style:volatile="true">
      <number:text>$ </number:text>
      <number:number number:decimal-places="2" loext:min-decimal-places="2" number:min-integer-digits="1" number:grouping="true"/>
      <number:text> </number:text>
    </number:currency-style>
    <number:currency-style style:name="N12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-</number:text>
      <number:month number:textual="true"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</number:text>
    </number:number-style>
    <number:number-style style:name="N13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8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8P2" style:volatile="true">
      <loext:text> $ </loext:text>
      <loext:fill-character> </loext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2:20:11.8922604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Dara Macias</meta:initial-creator>
    <meta:creation-date>2020-10-19T12:23:50Z</meta:creation-date>
    <dc:date>2021-01-15T12:42:40.701500797</dc:date>
    <meta:editing-cycles>4</meta:editing-cycles>
    <meta:editing-duration>PT21M17S</meta:editing-duration>
    <meta:document-statistic meta:table-count="2" meta:cell-count="661" meta:object-count="0"/>
  </office:meta>
</office:document-meta>
</file>